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image/png" manifest:full-path="Thumbnails/thumbnail.png"/>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settings.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application/rdf+xml" manifest:full-path="manifest.rdf"/>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content.xml"/>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Helvetica Neue', Helvetica, Arial, sans-serif"/>
    <style:font-face style:name="DejaVu Sans1" svg:font-family="'DejaVu Sans'" style:font-family-generic="swiss"/>
    <style:font-face style:name="DejaVu Sans Mono" svg:font-family="'DejaVu Sans Mono'" style:font-family-generic="modern" style:font-pitch="fixed"/>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847cm" fo:margin-bottom="0.353cm" fo:text-align="center" style:justify-single-word="false"/>
      <style:text-properties style:font-name="TeX Gyre Bonum1" fo:font-size="16pt" style:font-size-asian="14pt" style:font-name-complex="Arial1" style:font-size-complex="14pt"/>
    </style:style>
    <style:style style:name="P2" style:family="paragraph" style:parent-style-name="Text_20_body">
      <style:paragraph-properties fo:margin-left="0cm" fo:margin-right="0cm" fo:text-align="justify" style:justify-single-word="false" fo:text-indent="0cm" style:auto-text-indent="true"/>
    </style:style>
    <style:style style:name="P3" style:family="paragraph" style:parent-style-name="Standard">
      <style:paragraph-properties fo:margin-top="8.16cm" fo:margin-bottom="0.349cm"/>
      <style:text-properties style:font-name="TeX Gyre Bonum1"/>
    </style:style>
    <style:style style:name="P4" style:family="paragraph" style:parent-style-name="Standard">
      <style:paragraph-properties fo:margin-top="7.408cm" fo:margin-bottom="0.353cm" fo:text-align="center" style:justify-single-word="false"/>
      <style:text-properties style:font-name="TeX Gyre Bonum1" fo:font-size="26pt" fo:font-weight="normal" style:font-size-asian="20pt" style:font-weight-asian="normal" style:font-name-complex="Arial1" style:font-size-complex="20pt" style:font-weight-complex="normal"/>
    </style:style>
    <style:style style:name="P5" style:family="paragraph" style:parent-style-name="Standard" style:master-page-name="Standard">
      <style:paragraph-properties style:page-number="auto"/>
      <style:text-properties style:font-name="TeX Gyre Bonum1"/>
    </style:style>
    <style:style style:name="P6" style:family="paragraph" style:parent-style-name="Text_20_body" style:list-style-name="L1">
      <style:paragraph-properties fo:text-align="start"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left="0cm" fo:margin-right="0cm" fo:text-align="justify" style:justify-single-word="false" fo:text-indent="0cm" style:auto-text-indent="true"/>
    </style:style>
    <style:style style:name="T1" style:family="text">
      <style:text-properties fo:font-size="12pt" style:font-size-asian="12pt" style:font-name-complex="Times New Roman1" style:font-size-complex="12pt"/>
    </style:style>
    <style:style style:name="T2" style:family="text">
      <style:text-properties fo:font-size="12pt" fo:font-weight="bold" style:font-size-asian="12pt" style:font-weight-asian="bold" style:font-name-complex="Times New Roman1" style:font-size-complex="12pt"/>
    </style:style>
    <style:style style:name="T3" style:family="text">
      <style:text-properties fo:font-size="12pt" fo:font-weight="normal" style:font-size-asian="12pt" style:font-weight-asian="normal" style:font-name-complex="Times New Roman1" style:font-size-complex="12pt" style:font-weight-complex="normal"/>
    </style:style>
    <style:style style:name="T4" style:family="text">
      <style:text-properties fo:font-style="italic" style:font-style-asian="italic" style:font-style-complex="italic"/>
    </style:style>
    <style:style style:name="T5" style:family="text">
      <style:text-properties style:text-position="sub 58%" fo:font-style="italic" style:font-style-asian="italic" style:font-style-complex="italic"/>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Stanovení opakovatelnosti<text:line-break/>a reprodukovatelnosti měřicího systému, určení nejistoty měření</text:p>
      <text:p text:style-name="P1">Cvičení KET/MET 2016</text:p>
      <text:p text:style-name="P3"><text:span text:style-name="T2">Cvičení:</text:span><text:span text:style-name="T1"> čtvrtek 07:30 – 09:10<text:tab/><text:tab/></text:span><text:span text:style-name="T2">Datum měření:</text:span><text:span text:style-name="T3"> 28</text:span><text:span text:style-name="T1">. 4. 2016<text:line-break/></text:span><text:span text:style-name="T2">Vypracoval:</text:span><text:span text:style-name="T1"> Bc. Martin Zlámal</text:span></text:p>
      <text:list xml:id="list6220744647325624537" text:style-name="Outline">
        <text:list-item>
          <text:h text:style-name="Heading_20_1" text:outline-level="1"><text:soft-page-break/>Zadání</text:h>
        </text:list-item>
      </text:list>
      <text:list xml:id="list7874096229800565991" text:style-name="L1">
        <text:list-item>
          <text:p text:style-name="P6">Proveďte řízený experiment pro určení opakovatelnosti a reprodukovatelnosti měřicího systému pro kontrolu odporů. Měřicím systémem je multimetr s kabeláží, odpor v přípravku / mimo přípravek a obsluha.</text:p>
        </text:list-item>
        <text:list-item>
          <text:p text:style-name="P6">Proveďte vyhodnocení opakovatelnosti a reprodukovatelnosti měřicího systému v tabulkovém procesoru a rozhodněte, zda je měřicí systém přijatelný či nikoliv.</text:p>
        </text:list-item>
        <text:list-item>
          <text:p text:style-name="P6">Analyzujte výsledky a určete vlivy na systém měření.</text:p>
        </text:list-item>
        <text:list-item>
          <text:p text:style-name="P6">Z naměřených hodnot určete nejistoty typu A, nejistoty typu B a určete celkovou a rozšířenou nejistotu měření.</text:p>
        </text:list-item>
      </text:list>
      <text:list xml:id="list665464403" text:continue-list="list6220744647325624537" text:style-name="Outline">
        <text:list-item>
          <text:h text:style-name="Heading_20_1" text:outline-level="1">Teoretický úvod</text:h>
        </text:list-item>
      </text:list>
      <text:p text:style-name="P7">Analýza systému měření (MSA – Measurement Systems Analysis) slouží k vyhodnocení daného systému meření. V našem případě je měřicím systémem multimetr s kabeláží, odpor v přípravku (resp. mimo přípravek) a obsluha. Tento způsob analýzy je většinou součástí řízení kvality a jakosti. Při takové měření měření se projevuje variabilita meřicího přístroje i variabilita operátora. Proto se zavádí tzv. opakovatelnost a reprodukovatelnost.</text:p>
      <text:p text:style-name="P7">Opakovatelnosti dosáhneme použitím jednoho měřícího přístroje, který používá jedna obsluha, která měří jednu danou veličinu, která nás zajímá na jednom jasně daném zařízení či přípravku. Oproti tomu reprodukovatelnost zajišťuje jistou přenositelnost měření. Provádí se různou obsluhou avšak pomocí stejného měřicího přístroje, kdy měříme stále stejnou veličinu na stejném zařízení. O reprodukovatelnosti měřidel se mluví tehdy, pokud obsluha zůstává stejná, ale měníme měřidla.</text:p>
      <text:p text:style-name="P7">Nejistota měření je relativně nová metodika měření rozšiřující klasické chyby měření. Nejistoty využívají statistiky a pravděpodobnosti k určení intervalu, ve kterém se s určitou pravděpodobností měřená veličina skutečně nachází. Nejistoty závisí nejen na přesnosti měřidel, ale také na metodě měření a na náhodných vlivech. Rozlišujeme nejistoty typu A a B. Sloučením těchto nejistot dostáváme tzv. kombinovanou nejistotu. Nejistat typu A se vyhodnocuje statistickými metodami ze změřených dat. pro správný výpočet je nutné nezávisle a náhodně opakovat měření za stejných podmínek. Nejistota typu B vychází analýzou naměřených hodnot a z racionálních úsudků.</text:p>
      <text:list xml:id="list1274616949" text:continue-numbering="true" text:style-name="Outline">
        <text:list-item>
          <text:h text:style-name="Heading_20_1" text:outline-level="1"><text:soft-page-break/>Postup měření</text:h>
        </text:list-item>
      </text:list>
      <text:p text:style-name="P7">Každý z celkem tří vybraných měřičů měl k dispozici ohmetr a měřil celkem deset rezistorů v náhodném pořadí. Toto měření se pro každého opakovalo celkem třikrát. Po ukončení této první série proběhlo ještě jedno obdobné řešení, ale tentokrát byl každý rezistor uchycen v přípravku a obsluha se tak rezistorů nedotýkala přímo. Opakovatelnost měření <text:span text:style-name="T4">EV</text:span> se spočte pomocí tohoto vztahu:</text:p>
      <text:p text:style-name="P7"><draw:frame draw:style-name="fr1" draw:name="Objekt1" text:anchor-type="as-char" svg:y="-0.377cm" svg:width="2.441cm" svg:height="0.531cm" draw:z-index="0"><draw:object xlink:href="./Object 1" xlink:type="simple" xlink:show="embed" xlink:actuate="onLoad"/><draw:image xlink:href="./ObjectReplacements/Object 1" xlink:type="simple" xlink:show="embed" xlink:actuate="onLoad"/></draw:frame><text:line-break/>kde <text:span text:style-name="T4">K</text:span><text:span text:style-name="T5">1</text:span> je faktor, který je funkcí počtu opakování <text:span text:style-name="T4">m</text:span> a součinu počtu vzorků <text:span text:style-name="T4">g</text:span>. V našem případě se jeho hodnota rovná <text:span text:style-name="T4">K</text:span><text:span text:style-name="T5">1</text:span><text:span text:style-name="T4">=0.5908</text:span> (zadáno). <text:span text:style-name="T4">R''</text:span> je celkové průměrné rozpětí měření operátorů:</text:p>
      <text:p text:style-name="P7"><draw:frame draw:style-name="fr1" draw:name="Objekt2" text:anchor-type="as-char" svg:y="-0.713cm" svg:width="2.836cm" svg:height="1.139cm" draw:z-index="1"><draw:object xlink:href="./Object 2" xlink:type="simple" xlink:show="embed" xlink:actuate="onLoad"/><draw:image xlink:href="./ObjectReplacements/Object 2" xlink:type="simple" xlink:show="embed" xlink:actuate="onLoad"/></draw:frame><text:line-break/><text:span text:style-name="T4">n</text:span> je počet operátorů (3) a <text:span text:style-name="T4">R</text:span><text:span text:style-name="T5">k</text:span><text:span text:style-name="T4">'</text:span> je v tomto případě průměrné rozpětí jednotlivých operátorů:</text:p>
      <text:p text:style-name="P7"><draw:frame draw:style-name="fr1" draw:name="Objekt3" text:anchor-type="as-char" svg:y="-0.713cm" svg:width="2.732cm" svg:height="1.139cm" draw:z-index="2"><draw:object xlink:href="./Object 3" xlink:type="simple" xlink:show="embed" xlink:actuate="onLoad"/><draw:image xlink:href="./ObjectReplacements/Object 3" xlink:type="simple" xlink:show="embed" xlink:actuate="onLoad"/></draw:frame><text:line-break/><text:span text:style-name="T4">g</text:span> je počet vzorků (10) a <text:span text:style-name="T4">R</text:span><text:span text:style-name="T5">ik</text:span> je rozpětí pro každý prvek a operátora:</text:p>
      <text:p text:style-name="P7"><draw:frame draw:style-name="fr1" draw:name="Objekt4" text:anchor-type="as-char" svg:y="-0.386cm" svg:width="4.738cm" svg:height="0.54cm" draw:z-index="3"><draw:object xlink:href="./Object 4" xlink:type="simple" xlink:show="embed" xlink:actuate="onLoad"/><draw:image xlink:href="./ObjectReplacements/Object 4" xlink:type="simple" xlink:show="embed" xlink:actuate="onLoad"/></draw:frame><text:line-break/>kde <text:span text:style-name="T4">x</text:span><text:span text:style-name="T5">ijk</text:span> zastupuje <text:span text:style-name="T4">i</text:span>-tý vzorek při <text:span text:style-name="T4">j</text:span>-tém měření <text:span text:style-name="T4">k</text:span>-tým operátorem.<text:line-break/>Hodnota <text:span text:style-name="T4">EV</text:span> vyšla pro měření bez přípravku ~<draw:frame draw:style-name="fr1" draw:name="Objekt5" text:anchor-type="as-char" svg:y="-0.437cm" svg:width="2.041cm" svg:height="0.527cm" draw:z-index="4"><draw:object xlink:href="./Object 5" xlink:type="simple" xlink:show="embed" xlink:actuate="onLoad"/><draw:image xlink:href="./ObjectReplacements/Object 5" xlink:type="simple" xlink:show="embed" xlink:actuate="onLoad"/></draw:frame>a<draw:frame draw:style-name="fr1" draw:name="Objekt6" text:anchor-type="as-char" svg:y="-0.437cm" svg:width="2.046cm" svg:height="0.527cm" draw:z-index="5"><draw:object xlink:href="./Object 6" xlink:type="simple" xlink:show="embed" xlink:actuate="onLoad"/><draw:image xlink:href="./ObjectReplacements/Object 6" xlink:type="simple" xlink:show="embed" xlink:actuate="onLoad"/></draw:frame>. Reprodukovatelnost měření <text:span text:style-name="T4">AV</text:span> se vypočte velmi podobně jako <text:span text:style-name="T4">EV</text:span> s tím rozdílem, že nás tentokrát zajímají aritmetické rozdíly mezi vzorky, nikoliv rozpětí v naměřených hodnotách. <text:span text:style-name="T4">AV</text:span> se vypočte pomocí tohoto vztahu:</text:p>
      <text:p text:style-name="P7"><draw:frame draw:style-name="fr1" draw:name="Objekt7" text:anchor-type="as-char" svg:y="-0.808cm" svg:width="4.433cm" svg:height="1.185cm" draw:z-index="6"><draw:object xlink:href="./Object 7" xlink:type="simple" xlink:show="embed" xlink:actuate="onLoad"/><draw:image xlink:href="./ObjectReplacements/Object 7" xlink:type="simple" xlink:show="embed" xlink:actuate="onLoad"/></draw:frame><text:line-break/>kde <text:span text:style-name="T4">K</text:span><text:span text:style-name="T5">2</text:span> je faktor, který je funkcí počtu vzorků <text:span text:style-name="T4">g</text:span> a operátorů <text:span text:style-name="T4">n</text:span> (v našem případě <text:span text:style-name="T4">K</text:span><text:span text:style-name="T5">2</text:span><text:span text:style-name="T4">=0.5231</text:span>). <text:span text:style-name="T4">m</text:span> je počet operátorů (3) a <text:span text:style-name="T4">R</text:span><text:span text:style-name="T5">k</text:span> je rozpětí mezi operátory:</text:p>
      <text:p text:style-name="P7"><draw:frame draw:style-name="fr1" draw:name="Objekt8" text:anchor-type="as-char" svg:y="-0.386cm" svg:width="4.551cm" svg:height="0.54cm" draw:z-index="7"><draw:object xlink:href="./Object 8" xlink:type="simple" xlink:show="embed" xlink:actuate="onLoad"/><draw:image xlink:href="./ObjectReplacements/Object 8" xlink:type="simple" xlink:show="embed" xlink:actuate="onLoad"/></draw:frame><text:line-break/><text:span text:style-name="T4">x</text:span><text:span text:style-name="T5">k</text:span><text:span text:style-name="T4">'</text:span> je aritmetický průměr každého operátora:</text:p>
      <text:p text:style-name="P7"><draw:frame draw:style-name="fr1" draw:name="Objekt9" text:anchor-type="as-char" svg:y="-0.713cm" svg:width="2.621cm" svg:height="1.139cm" draw:z-index="8"><draw:object xlink:href="./Object 9" xlink:type="simple" xlink:show="embed" xlink:actuate="onLoad"/><draw:image xlink:href="./ObjectReplacements/Object 9" xlink:type="simple" xlink:show="embed" xlink:actuate="onLoad"/></draw:frame><text:line-break/>kde <text:span text:style-name="T4">x</text:span><text:span text:style-name="T5">ik</text:span> je aritmetický průměr pro každý vzorek a operátora z <text:span text:style-name="T4">m</text:span> opakování:</text:p>
      <text:p text:style-name="P7"><text:soft-page-break/><draw:frame draw:style-name="fr1" draw:name="Objekt10" text:anchor-type="as-char" svg:y="-0.713cm" svg:width="2.632cm" svg:height="1.139cm" draw:z-index="9"><draw:object xlink:href="./Object 10" xlink:type="simple" xlink:show="embed" xlink:actuate="onLoad"/><draw:image xlink:href="./ObjectReplacements/Object 10" xlink:type="simple" xlink:show="embed" xlink:actuate="onLoad"/></draw:frame><text:line-break/>AV vyšla v našem měření ~<draw:frame draw:style-name="fr1" draw:name="Objekt11" text:anchor-type="as-char" svg:y="-0.437cm" svg:width="2.044cm" svg:height="0.527cm" draw:z-index="10"><draw:object xlink:href="./Object 11" xlink:type="simple" xlink:show="embed" xlink:actuate="onLoad"/><draw:image xlink:href="./ObjectReplacements/Object 11" xlink:type="simple" xlink:show="embed" xlink:actuate="onLoad"/></draw:frame>pro měření bez přípravku resp.<draw:frame draw:style-name="fr1" draw:name="Objekt12" text:anchor-type="as-char" svg:y="-0.437cm" svg:width="2.03cm" svg:height="0.527cm" draw:z-index="11"><draw:object xlink:href="./Object 12" xlink:type="simple" xlink:show="embed" xlink:actuate="onLoad"/><draw:image xlink:href="./ObjectReplacements/Object 12" xlink:type="simple" xlink:show="embed" xlink:actuate="onLoad"/></draw:frame>pro měření s přípravkem. Pro rozhodnutí zda-li je celý systém přijatelný však potřebuje vypočítat procentní hodnotu <text:span text:style-name="T4">GRR</text:span> (Gauge Repeatability and Reproducibility). To vypočteme využitím tohoto vztahu:</text:p>
      <text:p text:style-name="P7"><draw:frame draw:style-name="fr1" draw:name="Objekt13" text:anchor-type="as-char" svg:y="-0.67cm" svg:width="8.594cm" svg:height="1.101cm" draw:z-index="12"><draw:object xlink:href="./Object 13" xlink:type="simple" xlink:show="embed" xlink:actuate="onLoad"/><draw:image xlink:href="./ObjectReplacements/Object 13" xlink:type="simple" xlink:show="embed" xlink:actuate="onLoad"/></draw:frame><text:line-break/><text:span text:style-name="T4">TV</text:span> je celková variabilita (Total Variation):</text:p>
      <text:p text:style-name="P7"><draw:frame draw:style-name="fr1" draw:name="Objekt14" text:anchor-type="as-char" svg:y="-0.48cm" svg:width="4.657cm" svg:height="0.601cm" draw:z-index="13"><draw:object xlink:href="./Object 14" xlink:type="simple" xlink:show="embed" xlink:actuate="onLoad"/><draw:image xlink:href="./ObjectReplacements/Object 14" xlink:type="simple" xlink:show="embed" xlink:actuate="onLoad"/></draw:frame><text:line-break/><text:span text:style-name="T4">PV</text:span> je variabilita mezi vzorky (Part Variation). Vše ostatní jsou již známé hodnoty. <text:span text:style-name="T4">PV</text:span> vypočteme podle vztahu:</text:p>
      <text:p text:style-name="P7"><draw:frame draw:style-name="fr1" draw:name="Objekt15" text:anchor-type="as-char" svg:y="-0.377cm" svg:width="2.224cm" svg:height="0.531cm" draw:z-index="14"><draw:object xlink:href="./Object 15" xlink:type="simple" xlink:show="embed" xlink:actuate="onLoad"/><draw:image xlink:href="./ObjectReplacements/Object 15" xlink:type="simple" xlink:show="embed" xlink:actuate="onLoad"/></draw:frame><text:line-break/><text:span text:style-name="T4">K</text:span><text:span text:style-name="T5">3</text:span> je faktor, který je funkcí počtu vzorků <text:span text:style-name="T4">g</text:span>. V našem případě je <text:span text:style-name="T4">K</text:span><text:span text:style-name="T5">3</text:span><text:span text:style-name="T4">=0.3146</text:span>. <text:span text:style-name="T4">R</text:span><text:span text:style-name="T5">i</text:span> je rozpětí aritmetických průměrů pro každý měřený rezistor. Procentní hodnota <text:span text:style-name="T4">GRR</text:span> vyšla více než 99% pro měření bez přípravku. To signalizuje, že je systém nepřijatelný a veškeré úsilí se musí vynaložit na jeho zlepšení. Nutno dodat, že veškeré úsilí znamená v tomto případě pokárat prvního pracovníka, který nedbal na doporučený postup měření rezistorů, což způsobilo, že oproti ostatním pracovníkům naměřil hodnoty s podivuhodně velkou nepřesností. Naopak při měření s přípravkem vyšlo <text:span text:style-name="T4">GRR</text:span> rovno ~0.554%, což je velmi malá hodnota a říká, že systém se považuje za přijatelný.</text:p>
      <text:p text:style-name="P7">Nejistota typu A je výsledkem statistické analýzy s tím, že musíme započítat korekční koeficient <text:span text:style-name="T4">k=1.2</text:span>, protože počítáme jen s devíti prvky místo s desíti:</text:p>
      <text:p text:style-name="P7"><draw:frame draw:style-name="fr1" draw:name="Objekt16" text:anchor-type="as-char" svg:y="-0.811cm" svg:width="4.792cm" svg:height="1.238cm" draw:z-index="15"><draw:object xlink:href="./Object 16" xlink:type="simple" xlink:show="embed" xlink:actuate="onLoad"/><draw:image xlink:href="./ObjectReplacements/Object 16" xlink:type="simple" xlink:show="embed" xlink:actuate="onLoad"/></draw:frame><text:line-break/>Nejistota B je o něco složitější, protože musíme uvažovat jednak vliv měřicího přístroje a jendak vliv obsluhy. Meřicí přístroj má katalogově danou přesnost 0.1%+3dgt. Dílčí nejistota se spočte jako největší odchylka (daná touto přesností) podělená koeficientem určujícím předpokládané rozdělení. Tento koeficient je u počítání vlivu přístroje roven odmocnině ze tří, což je rovnoměrné rozdělení. Naopak u vlivu obsluhy uvažuji normální rozdělení, tedy koeficient 2. Zároveň u vlivu obsluhy uvažuji chybu obsluhy 0.01%. Vypočtené hodnoty viz tabulkový editor.</text:p>
      <text:list xml:id="list1643655371" text:continue-numbering="true" text:style-name="Outline">
        <text:list-item>
          <text:h text:style-name="Heading_20_1" text:outline-level="1"><text:soft-page-break/>Závěr</text:h>
        </text:list-item>
      </text:list>
      <text:p text:style-name="P2">Ačkoliv vyšlo GRR při měření bez přípravku katastrofálně, tak si dovolím učinit závěr, že celé měření bylo znehodnoceno prvním měřením, kdy měl pracovník vlastní hlavu a nedbal správných doporučení na měření odporů. Proto změřil všechny odpory špatně a celé měření se tím ovlivnilo. Obecně ale lze říci, že (zanedbáme-li výstřelky prvního pracanta) měření se správným přípravkem je mnohem přesnější, snadno opakovatelné i reprodukovatelné. To lze vypozorovat již letmým pohledem na naměřené hodnoty.</text:p>
      <text:p text:style-name="P2">Co se týče nejistot, tak nejistota typu A vychází pro měření bez přípravku<draw:frame draw:style-name="fr1" draw:name="Objekt17" text:anchor-type="as-char" svg:y="-0.437cm" svg:width="2.048cm" svg:height="0.527cm" draw:z-index="16"><draw:object xlink:href="./Object 17" xlink:type="simple" xlink:show="embed" xlink:actuate="onLoad"/><draw:image xlink:href="./ObjectReplacements/Object 17" xlink:type="simple" xlink:show="embed" xlink:actuate="onLoad"/></draw:frame>a pro měření s přípravkem <draw:frame draw:style-name="fr1" draw:name="Objekt18" text:anchor-type="as-char" svg:y="-0.437cm" svg:width="2.039cm" svg:height="0.527cm" draw:z-index="17"><draw:object xlink:href="./Object 18" xlink:type="simple" xlink:show="embed" xlink:actuate="onLoad"/><draw:image xlink:href="./ObjectReplacements/Object 18" xlink:type="simple" xlink:show="embed" xlink:actuate="onLoad"/></draw:frame>což je rozdíl tří řádů. To jen potvrzuje moje předchozí tvrzení, že s přípravkem je dle očekávání měření přesnější. Možná zajímavější je rozšířená nejistota, do které se započítává koeficient rozšíření <text:span text:style-name="T4">k=2</text:span>, kdy se skutečná hodnota nachází v daném intervalu s pravděpodobností 95 % (podle zadání). Ta vyšla pro měření bez přípravku 0.0511 resp. 0.0104 pro měření s přípravkem. To je zhruba pětinásobné zlepš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Helvetica Neue', Helvetica, Arial, sans-serif"/>
    <style:font-face style:name="DejaVu Sans1" svg:font-family="'DejaVu Sans'" style:font-family-generic="swiss"/>
    <style:font-face style:name="DejaVu Sans Mono" svg:font-family="'DejaVu Sans Mono'" style:font-family-generic="modern" style:font-pitch="fixed"/>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eX Gyre Bonu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00%" fo:text-align="start" style:justify-single-word="false" fo:text-indent="1cm" style:auto-text-indent="tru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Outline" style:class="text">
      <style:text-properties style:font-name="TeX Gyre Bonum" fo:font-size="20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Default_20_Paragraph_20_Font" style:display-name="Default Paragraph Font" style:family="text"/>
    <style:style style:name="Numbering_20_Symbols" style:display-name="Numbering Symbols" style:family="text">
      <style:text-properties style:font-name="TeX Gyre Bonum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ykora</meta:initial-creator>
    <dc:creator>Martin Zlámal</dc:creator>
    <meta:editing-cycles>282</meta:editing-cycles>
    <meta:creation-date>2015-02-02T09:12:00</meta:creation-date>
    <dc:date>2016-05-06T17:32:38</dc:date>
    <meta:editing-duration>P4DT19H50M43S</meta:editing-duration>
    <meta:generator>OpenOffice/4.1.1$Unix OpenOffice.org_project/411m6$Build-9775</meta:generator>
    <meta:document-statistic meta:table-count="0" meta:image-count="0" meta:object-count="18" meta:page-count="5" meta:paragraph-count="30" meta:word-count="953" meta:character-count="6463"/>
    <meta:user-defined meta:name="AppVersion">14.0000</meta:user-defined>
    <meta:user-defined meta:name="Company">ZC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i mathvariant="italic">EV</mi>
        <mo stretchy="false">=</mo>
        <mrow>
          <msub>
            <mi>K</mi>
            <mn>1</mn>
          </msub>
          <mo stretchy="false">⋅</mo>
          <mi>R</mi>
        </mrow>
      </mrow>
      <mi>'</mi>
      <mi>'</mi>
    </mrow>
    <annotation encoding="StarMath 5.0">EV=K_1 cdot R''</annotation>
  </semantics>
</math>
</file>

<file path=Object 10/content.xml><?xml version="1.0" encoding="utf-8"?>
<math xmlns="http://www.w3.org/1998/Math/MathML">
  <semantics>
    <mrow>
      <mrow>
        <msub>
          <mi>x</mi>
          <mi mathvariant="italic">ik</mi>
        </msub>
        <mo stretchy="false">=</mo>
        <mrow>
          <mfrac>
            <mn>1</mn>
            <mi>m</mi>
          </mfrac>
          <mo stretchy="false">⋅</mo>
          <mrow>
            <munderover>
              <mo stretchy="false">∑</mo>
              <mrow>
                <mi>j</mi>
                <mo stretchy="false">=</mo>
                <mn>1</mn>
              </mrow>
              <mi>m</mi>
            </munderover>
            <msub>
              <mi>x</mi>
              <mi mathvariant="italic">ijk</mi>
            </msub>
          </mrow>
        </mrow>
      </mrow>
    </mrow>
    <annotation encoding="StarMath 5.0">x_ik=1 over m cdot sum from j=1 to m x_ijk</annotation>
  </semantics>
</math>
</file>

<file path=Object 11/content.xml><?xml version="1.0" encoding="utf-8"?>
<math xmlns="http://www.w3.org/1998/Math/MathML">
  <semantics>
    <mrow>
      <mrow>
        <mn>5.814</mn>
        <mo stretchy="false">⋅</mo>
        <msup>
          <mn>10</mn>
          <mrow>
            <mo stretchy="false">−</mo>
            <mn>2</mn>
          </mrow>
        </msup>
      </mrow>
    </mrow>
    <annotation encoding="StarMath 5.0">5.814 cdot 10^-2</annotation>
  </semantics>
</math>
</file>

<file path=Object 12/content.xml><?xml version="1.0" encoding="utf-8"?>
<math xmlns="http://www.w3.org/1998/Math/MathML">
  <semantics>
    <mrow>
      <mrow>
        <mn>3.455</mn>
        <mo stretchy="false">⋅</mo>
        <msup>
          <mn>10</mn>
          <mrow>
            <mo stretchy="false">−</mo>
            <mn>5</mn>
          </mrow>
        </msup>
      </mrow>
    </mrow>
    <annotation encoding="StarMath 5.0">3.455 cdot 10^-5</annotation>
  </semantics>
</math>
</file>

<file path=Object 13/content.xml><?xml version="1.0" encoding="utf-8"?>
<math xmlns="http://www.w3.org/1998/Math/MathML">
  <semantics>
    <mrow>
      <mi mathvariant="italic">GRR</mi>
      <mrow>
        <mrow>
          <mo stretchy="false">[</mo>
          <mrow>
            <mtext>%</mtext>
          </mrow>
          <mo stretchy="false">]</mo>
        </mrow>
        <mo stretchy="false">=</mo>
        <mrow>
          <mfenced open="(" close=")">
            <mrow>
              <mfrac>
                <mi mathvariant="italic">GRR</mi>
                <mi mathvariant="italic">TV</mi>
              </mfrac>
            </mrow>
          </mfenced>
          <mo stretchy="false">⋅</mo>
          <mn>100</mn>
        </mrow>
      </mrow>
      <mi/>
      <mrow>
        <mi mathvariant="italic">GRR</mi>
        <mo stretchy="false">=</mo>
        <msqrt>
          <mrow>
            <mo stretchy="false">(</mo>
            <mrow>
              <mrow>
                <msup>
                  <mi mathvariant="italic">EV</mi>
                  <mn>2</mn>
                </msup>
                <mo stretchy="false">+</mo>
                <msup>
                  <mi mathvariant="italic">AV</mi>
                  <mn>2</mn>
                </msup>
              </mrow>
            </mrow>
            <mo stretchy="false">)</mo>
          </mrow>
        </msqrt>
      </mrow>
    </mrow>
    <annotation encoding="StarMath 5.0">GRR["%"]=left( GRR over TV right) cdot 100~~~~~GRR=sqrt(EV^2+AV^2)</annotation>
  </semantics>
</math>
</file>

<file path=Object 14/content.xml><?xml version="1.0" encoding="utf-8"?>
<math xmlns="http://www.w3.org/1998/Math/MathML">
  <semantics>
    <mrow>
      <mrow>
        <mi mathvariant="italic">TV</mi>
        <mo stretchy="false">=</mo>
        <msqrt>
          <mrow>
            <mo stretchy="false">(</mo>
            <mrow>
              <mrow>
                <mrow>
                  <msup>
                    <mi mathvariant="italic">EV</mi>
                    <mn>2</mn>
                  </msup>
                  <mo stretchy="false">+</mo>
                  <msup>
                    <mi mathvariant="italic">AV</mi>
                    <mn>2</mn>
                  </msup>
                </mrow>
                <mo stretchy="false">+</mo>
                <msup>
                  <mi mathvariant="italic">PV</mi>
                  <mn>2</mn>
                </msup>
              </mrow>
            </mrow>
            <mo stretchy="false">)</mo>
          </mrow>
        </msqrt>
      </mrow>
    </mrow>
    <annotation encoding="StarMath 5.0">TV=sqrt(EV^2+AV^2+PV^2)</annotation>
  </semantics>
</math>
</file>

<file path=Object 15/content.xml><?xml version="1.0" encoding="utf-8"?>
<math xmlns="http://www.w3.org/1998/Math/MathML">
  <semantics>
    <mrow>
      <mrow>
        <mi mathvariant="italic">PV</mi>
        <mo stretchy="false">=</mo>
        <mrow>
          <msub>
            <mi>K</mi>
            <mn>3</mn>
          </msub>
          <mo stretchy="false">⋅</mo>
          <mi mathvariant="italic">Ri</mi>
        </mrow>
      </mrow>
    </mrow>
    <annotation encoding="StarMath 5.0">PV=K_3 cdot Ri</annotation>
  </semantics>
</math>
</file>

<file path=Object 16/content.xml><?xml version="1.0" encoding="utf-8"?>
<math xmlns="http://www.w3.org/1998/Math/MathML">
  <semantics>
    <mrow>
      <mrow>
        <msub>
          <mi>u</mi>
          <mi>A</mi>
        </msub>
        <mo stretchy="false">=</mo>
        <msqrt>
          <mrow>
            <mfrac>
              <mn>1</mn>
              <mrow>
                <mi>n</mi>
                <mrow>
                  <mo stretchy="false">(</mo>
                  <mrow>
                    <mrow>
                      <mi>n</mi>
                      <mo stretchy="false">−</mo>
                      <mn>1</mn>
                    </mrow>
                  </mrow>
                  <mo stretchy="false">)</mo>
                </mrow>
              </mrow>
            </mfrac>
            <mrow>
              <munderover>
                <mo stretchy="false">∑</mo>
                <mrow>
                  <mi>i</mi>
                  <mo stretchy="false">=</mo>
                  <mn>1</mn>
                </mrow>
                <mi>n</mi>
              </munderover>
              <mrow>
                <msup>
                  <mrow>
                    <mo stretchy="false">(</mo>
                    <mrow>
                      <mrow>
                        <msub>
                          <mi>x</mi>
                          <mi>i</mi>
                        </msub>
                        <mo stretchy="false">−</mo>
                        <mi>x</mi>
                      </mrow>
                      <mi>'</mi>
                    </mrow>
                    <mo stretchy="false">)</mo>
                  </mrow>
                  <mn>2</mn>
                </msup>
              </mrow>
            </mrow>
          </mrow>
        </msqrt>
      </mrow>
    </mrow>
    <annotation encoding="StarMath 5.0">u_A=sqrt {1 over {n(n-1)} sum from i=1 to n {(x_i-x')^2}}</annotation>
  </semantics>
</math>
</file>

<file path=Object 17/content.xml><?xml version="1.0" encoding="utf-8"?>
<math xmlns="http://www.w3.org/1998/Math/MathML">
  <semantics>
    <mrow>
      <mrow>
        <mn>2.503</mn>
        <mo stretchy="false">⋅</mo>
        <msup>
          <mn>10</mn>
          <mrow>
            <mo stretchy="false">−</mo>
            <mn>2</mn>
          </mrow>
        </msup>
      </mrow>
    </mrow>
    <annotation encoding="StarMath 5.0">2.503 cdot 10^-2</annotation>
  </semantics>
</math>
</file>

<file path=Object 18/content.xml><?xml version="1.0" encoding="utf-8"?>
<math xmlns="http://www.w3.org/1998/Math/MathML">
  <semantics>
    <mrow>
      <mrow>
        <mn>2.828</mn>
        <mo stretchy="false">⋅</mo>
        <msup>
          <mn>10</mn>
          <mrow>
            <mo stretchy="false">−</mo>
            <mn>5</mn>
          </mrow>
        </msup>
      </mrow>
    </mrow>
    <annotation encoding="StarMath 5.0">2.828 cdot 10^-5</annotation>
  </semantics>
</math>
</file>

<file path=Object 2/content.xml><?xml version="1.0" encoding="utf-8"?>
<math xmlns="http://www.w3.org/1998/Math/MathML">
  <semantics>
    <mrow>
      <mi>R</mi>
      <mi>'</mi>
      <mrow>
        <mi>'</mi>
        <mo stretchy="false">=</mo>
        <mrow>
          <mfrac>
            <mrow>
              <mn>1</mn>
            </mrow>
            <mrow>
              <mi>n</mi>
            </mrow>
          </mfrac>
          <mo stretchy="false">⋅</mo>
          <mrow>
            <munderover>
              <mo stretchy="false">∑</mo>
              <mrow>
                <mi>k</mi>
                <mo stretchy="false">=</mo>
                <mn>1</mn>
              </mrow>
              <mi>n</mi>
            </munderover>
            <msub>
              <mi>R</mi>
              <mi>k</mi>
            </msub>
          </mrow>
        </mrow>
      </mrow>
      <mi>'</mi>
    </mrow>
    <annotation encoding="StarMath 5.0">R''={1} over {n} cdot sum from k = 1 to n R_k'</annotation>
  </semantics>
</math>
</file>

<file path=Object 3/content.xml><?xml version="1.0" encoding="utf-8"?>
<math xmlns="http://www.w3.org/1998/Math/MathML">
  <semantics>
    <mrow>
      <msub>
        <mi>R</mi>
        <mi>k</mi>
      </msub>
      <mrow>
        <mi>'</mi>
        <mo stretchy="false">=</mo>
        <mrow>
          <mfrac>
            <mn>1</mn>
            <mi>g</mi>
          </mfrac>
          <mo stretchy="false">⋅</mo>
          <mrow>
            <munderover>
              <mo stretchy="false">∑</mo>
              <mrow>
                <mi>i</mi>
                <mo stretchy="false">=</mo>
                <mn>1</mn>
              </mrow>
              <mi>n</mi>
            </munderover>
            <msub>
              <mi>R</mi>
              <mi mathvariant="italic">ik</mi>
            </msub>
          </mrow>
        </mrow>
      </mrow>
    </mrow>
    <annotation encoding="StarMath 5.0">R_k'=1 over g cdot sum from i = 1 to n R_ik</annotation>
  </semantics>
</math>
</file>

<file path=Object 4/content.xml><?xml version="1.0" encoding="utf-8"?>
<math xmlns="http://www.w3.org/1998/Math/MathML">
  <semantics>
    <mrow>
      <mrow>
        <msub>
          <mi>R</mi>
          <mi mathvariant="italic">ik</mi>
        </msub>
        <mo stretchy="false">=</mo>
        <mrow>
          <mo stretchy="false">∣</mo>
          <mrow>
            <mi mathvariant="italic">max</mi>
            <mrow>
              <mrow>
                <mo stretchy="false">(</mo>
                <mrow>
                  <msub>
                    <mi>x</mi>
                    <mi mathvariant="italic">ijk</mi>
                  </msub>
                </mrow>
                <mo stretchy="false">)</mo>
              </mrow>
              <mo stretchy="false">−</mo>
              <mi mathvariant="italic">min</mi>
            </mrow>
            <mrow>
              <mo stretchy="false">(</mo>
              <mrow>
                <msub>
                  <mi>x</mi>
                  <mi mathvariant="italic">ijk</mi>
                </msub>
              </mrow>
              <mo stretchy="false">)</mo>
            </mrow>
          </mrow>
          <mo stretchy="false">∣</mo>
        </mrow>
      </mrow>
    </mrow>
    <annotation encoding="StarMath 5.0">R_ik=lline max(x_ijk) - min(x_ijk) rline </annotation>
  </semantics>
</math>
</file>

<file path=Object 5/content.xml><?xml version="1.0" encoding="utf-8"?>
<math xmlns="http://www.w3.org/1998/Math/MathML">
  <semantics>
    <mrow>
      <mrow>
        <mn>7.186</mn>
        <mo stretchy="false">⋅</mo>
        <msup>
          <mn>10</mn>
          <mrow>
            <mo stretchy="false">−</mo>
            <mn>3</mn>
          </mrow>
        </msup>
      </mrow>
    </mrow>
    <annotation encoding="StarMath 5.0">7.186 cdot 10^-3</annotation>
  </semantics>
</math>
</file>

<file path=Object 6/content.xml><?xml version="1.0" encoding="utf-8"?>
<math xmlns="http://www.w3.org/1998/Math/MathML">
  <semantics>
    <mrow>
      <mrow>
        <mn>2.560</mn>
        <mo stretchy="false">⋅</mo>
        <msup>
          <mn>10</mn>
          <mrow>
            <mo stretchy="false">−</mo>
            <mn>5</mn>
          </mrow>
        </msup>
      </mrow>
    </mrow>
    <annotation encoding="StarMath 5.0">2.560 cdot 10^-5</annotation>
  </semantics>
</math>
</file>

<file path=Object 7/content.xml><?xml version="1.0" encoding="utf-8"?>
<math xmlns="http://www.w3.org/1998/Math/MathML">
  <semantics>
    <mrow>
      <mrow>
        <mi mathvariant="italic">AV</mi>
        <mo stretchy="false">=</mo>
        <msqrt>
          <mrow>
            <mrow>
              <msup>
                <mrow>
                  <mo stretchy="false">(</mo>
                  <mrow>
                    <mrow>
                      <msub>
                        <mi>K</mi>
                        <mn>2</mn>
                      </msub>
                      <mo stretchy="false">⋅</mo>
                      <msub>
                        <mi>R</mi>
                        <mi>k</mi>
                      </msub>
                    </mrow>
                  </mrow>
                  <mo stretchy="false">)</mo>
                </mrow>
                <mn>2</mn>
              </msup>
              <mo stretchy="false">−</mo>
              <mfrac>
                <mrow>
                  <msup>
                    <mrow>
                      <mo stretchy="false">(</mo>
                      <mrow>
                        <mi mathvariant="italic">EV</mi>
                      </mrow>
                      <mo stretchy="false">)</mo>
                    </mrow>
                    <mn>2</mn>
                  </msup>
                </mrow>
                <mrow>
                  <mrow>
                    <mi>g</mi>
                    <mo stretchy="false">⋅</mo>
                    <mi>m</mi>
                  </mrow>
                </mrow>
              </mfrac>
            </mrow>
          </mrow>
        </msqrt>
      </mrow>
    </mrow>
    <annotation encoding="StarMath 5.0">AV=sqrt{(K_2 cdot R_k)^2 - {(EV)^2} over {g cdot m}}</annotation>
  </semantics>
</math>
</file>

<file path=Object 8/content.xml><?xml version="1.0" encoding="utf-8"?>
<math xmlns="http://www.w3.org/1998/Math/MathML">
  <semantics>
    <mrow>
      <mrow>
        <msub>
          <mi>R</mi>
          <mi>k</mi>
        </msub>
        <mo stretchy="false">=</mo>
        <mi mathvariant="italic">max</mi>
      </mrow>
      <mrow>
        <mrow>
          <mo stretchy="false">(</mo>
          <mrow>
            <msub>
              <mi>x</mi>
              <mi>k</mi>
            </msub>
            <mi>'</mi>
          </mrow>
          <mo stretchy="false">)</mo>
        </mrow>
        <mo stretchy="false">−</mo>
        <mi mathvariant="italic">min</mi>
      </mrow>
      <mrow>
        <mo stretchy="false">(</mo>
        <mrow>
          <msub>
            <mi>x</mi>
            <mi>k</mi>
          </msub>
          <mi>'</mi>
        </mrow>
        <mo stretchy="false">)</mo>
      </mrow>
    </mrow>
    <annotation encoding="StarMath 5.0">R_k=max(x_k')-min(x_k')</annotation>
  </semantics>
</math>
</file>

<file path=Object 9/content.xml><?xml version="1.0" encoding="utf-8"?>
<math xmlns="http://www.w3.org/1998/Math/MathML">
  <semantics>
    <mrow>
      <msub>
        <mi>x</mi>
        <mi>k</mi>
      </msub>
      <mrow>
        <mi>'</mi>
        <mo stretchy="false">=</mo>
        <mrow>
          <mfrac>
            <mn>1</mn>
            <mi>g</mi>
          </mfrac>
          <mo stretchy="false">⋅</mo>
          <mrow>
            <munderover>
              <mo stretchy="false">∑</mo>
              <mrow>
                <mi>i</mi>
                <mo stretchy="false">=</mo>
                <mn>1</mn>
              </mrow>
              <mi>g</mi>
            </munderover>
            <msub>
              <mi>x</mi>
              <mi mathvariant="italic">ik</mi>
            </msub>
          </mrow>
        </mrow>
      </mrow>
    </mrow>
    <annotation encoding="StarMath 5.0">x_k'=1 over g cdot sum from i = 1 to g x_ik</annotation>
  </semantics>
</math>
</file>